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master-page-name="Standard">
      <style:paragraph-properties fo:margin-top="0in" fo:margin-bottom="0in" loext:contextual-spacing="false" style:page-number="1">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 style:family="paragraph" style:parent-style-name="Standard">
      <style:paragraph-properties fo:margin-left="0in" fo:margin-right="0in" fo:margin-top="0in" fo:margin-bottom="0in" loext:contextual-spacing="false" fo:text-indent="0.5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 style:family="paragraph" style:parent-style-name="Standard">
      <style:paragraph-properties fo:margin-left="0in" fo:margin-right="0in" fo:margin-top="0in" fo:margin-bottom="0in" loext:contextual-spacing="false" fo:text-indent="0.5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043f6e" officeooo:paragraph-rsid="00043f6e"/>
    </style:style>
    <style:style style:name="T1" style:family="text">
      <style:text-properties fo:color="#000000" style:font-name="Helvetica Neue" fo:font-size="24pt" fo:font-weight="bold" style:font-name-asian="Helvetica Neue1" style:font-size-asian="24pt" style:font-weight-asian="bold" style:font-name-complex="Helvetica Neue1" style:font-size-complex="24pt"/>
    </style:style>
    <style:style style:name="T2" style:family="text">
      <style:text-properties fo:color="#000000" style:font-name="Helvetica Neue" fo:font-size="24pt" style:text-underline-style="none" fo:font-weight="bold" style:font-name-asian="Helvetica Neue1" style:font-size-asian="24pt" style:font-weight-asian="bold" style:font-name-complex="Helvetica Neue1" style:font-size-complex="24pt"/>
    </style:style>
    <style:style style:name="T3" style:family="text">
      <style:text-properties fo:color="#000000" style:font-name="Helvetica Neue" fo:font-size="32pt" fo:font-weight="bold" style:font-name-asian="Helvetica Neue1" style:font-size-asian="32pt" style:font-weight-asian="bold" style:font-name-complex="Helvetica Neue1" style:font-size-complex="32pt"/>
    </style:style>
    <style:style style:name="T4" style:family="text">
      <style:text-properties fo:color="#000000" style:font-name="Helvetica Neue" fo:font-size="18pt" fo:font-weight="bold" style:font-name-asian="Helvetica Neue1" style:font-size-asian="18pt" style:font-weight-asian="bold" style:font-name-complex="Helvetica Neue1" style:font-size-complex="18pt"/>
    </style:style>
    <style:style style:name="T5" style:family="text">
      <style:text-properties fo:color="#000000" style:font-name="Helvetica Neue" fo:font-size="18pt" style:text-underline-style="none" fo:font-weight="normal" style:font-name-asian="Helvetica Neue1" style:font-size-asian="18pt" style:font-weight-asian="normal" style:font-name-complex="Helvetica Neue1" style:font-size-complex="18pt"/>
    </style:style>
    <style:style style:name="T6" style:family="text">
      <style:text-properties fo:color="#000000" style:font-name="Helvetica Neue" fo:font-size="18pt" style:text-underline-style="none" fo:font-weight="bold" style:font-name-asian="Helvetica Neue1" style:font-size-asian="18pt" style:font-weight-asian="bold" style:font-name-complex="Helvetica Neue1" style:font-size-complex="18pt"/>
    </style:style>
    <style:style style:name="T7" style:family="text">
      <style:text-properties fo:color="#000000" style:font-name="Helvetica Neue" fo:font-size="18pt" style:text-underline-style="none" fo:font-weight="bold" style:font-name-asian="Helvetica Neue1" style:font-size-asian="18pt" style:font-weight-asian="bold" style:font-name-complex="Helvetica Neue1" style:font-size-complex="18pt" style:font-weight-complex="bold"/>
    </style:style>
    <style:style style:name="T8" style:family="text">
      <style:text-properties style:font-name="Helvetica Neue" fo:font-size="18pt" style:font-name-asian="Helvetica Neue1" style:font-size-asian="18pt" style:font-name-complex="Helvetica Neue1"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ext:span><text:span text:style-name="T3">INTRODUCTION</text:span></text:p>
      <text:p text:style-name="P1"/>
      <text:p text:style-name="P1"><text:span text:style-name="T1"><text:tab/></text:span><text:span text:style-name="T4">1.1 PURPOSE :</text:span></text:p>
      <text:p text:style-name="P1"/>
      <text:p text:style-name="P1"><text:span text:style-name="T5">This is the Software Requirements Specification (SRS) for our project to capture the basic emotions of human face like happiness, sadness, anger, stress, focus , fear etc. It will illustrate the purpose and functionality of the app in CS242. It will also explain the details of the project’s requirements, design issues, components, constraints, interface and interactions with other applications. </text:span></text:p>
      <text:p text:style-name="P1"/>
      <text:p text:style-name="P1"><text:span text:style-name="T2"><text:tab/></text:span><text:span text:style-name="T6">1.2 PRODUCT SCOPE:</text:span></text:p>
      <text:p text:style-name="P1"/>
      <text:p text:style-name="P1"><text:span text:style-name="T5">The project is an android based mobile app to indicate the user’s mental state using an image of the user. Stress, disgust, Happiness, Fear/surprise and focus are the main mental states that the application will detect. The application is mostly intended for the younger generations as they go through a lot of mood swings, due to puberty and haven’t fully grasped their emotions , but it can be used for all types of age groups. This app can be used by companies and people who create stuff like videos for entertainment of audience to get feedback for their content.This app can also be used for fun activities for kids. The app will provide real time display of mental state of the user, so user can use it to know his/her mental state during some other activity and also provide the analysis of an older image present in gallery of the user, for nostalgia </text:span><text:soft-page-break/><text:span text:style-name="T5">and fun.</text:span></text:p>
      <text:p text:style-name="P1"/>
      <text:p text:style-name="P1"><text:span text:style-name="T2">2 SPECIFIC REQUIREMENTS</text:span></text:p>
      <text:p text:style-name="P1"/>
      <text:p text:style-name="P1"><text:span text:style-name="T5"><text:tab/><text:tab/></text:span><text:span text:style-name="T6">2.1 EXTERNAL INTERFACE REQUIREMENTS</text:span></text:p>
      <text:p text:style-name="P1"/>
      <text:p text:style-name="P1"><text:span text:style-name="T5">This section provides a detailed description of all inputs into and outputs from the system. It also gives a</text:span></text:p>
      <text:p text:style-name="P1"><text:span text:style-name="T5">description of the hardware, software and communication interfaces and provides basic prototypes of the</text:span></text:p>
      <text:p text:style-name="P1"><text:span text:style-name="T5">user interface.</text:span></text:p>
      <text:p text:style-name="P1"><text:span text:style-name="T5"><text:tab/></text:span></text:p>
      <text:p text:style-name="P1"><text:span text:style-name="T5"><text:tab/><text:tab/><text:tab/></text:span><text:span text:style-name="T6">2.1.1 USER INTERFACE-</text:span></text:p>
      <text:p text:style-name="P1"><text:span text:style-name="T5">As the user opens the app on her smart phone, she is prompted with two options on the first screen; </text:span></text:p>
      <text:p text:style-name="P1"><text:span text:style-name="T5">vis. "choose an image from the gallery" and "detect your emotion", with a button corresponding to each one.</text:span></text:p>
      <text:p text:style-name="P1"/>
      <text:p text:style-name="P1"><text:span text:style-name="T5">case 1-</text:span></text:p>
      <text:p text:style-name="P1"/>
      <text:p text:style-name="P1"><text:span text:style-name="T5">If the user opts to choose an image from the gallery, the phone gallery gets opened and the user</text:span></text:p>
      <text:p text:style-name="P1"><text:span text:style-name="T5">can select one picture(max). If there are more than one faces in the picture, a prompt appears on </text:span></text:p>
      <text:p text:style-name="P1"><text:span text:style-name="T5">the screen asking the user to change her preference. else, the selected photo gets loaded on the next </text:span></text:p>
      <text:p text:style-name="P1"><text:span text:style-name="T5">screen (circular image on top middle). The user clicks "go" and the emotion associated with the selected </text:span></text:p>
      <text:p text:style-name="P1"><text:span text:style-name="T5">image is detected and displayed on the screen.</text:span></text:p>
      <text:p text:style-name="P1"/>
      <text:p text:style-name="P1"><text:span text:style-name="T5">case 2- </text:span></text:p>
      <text:p text:style-name="P1"><text:soft-page-break/></text:p>
      <text:p text:style-name="P1"><text:span text:style-name="T5">User selects the second option and goes for real time emotion detection. Here, when the user </text:span></text:p>
      <text:p text:style-name="P1"><text:span text:style-name="T5">clicks on the second button, front camera of the phone opens up and the user can see her emotion</text:span></text:p>
      <text:p text:style-name="P1"><text:span text:style-name="T5">being detected. This is noticed from the imoji of the associated becoming bigger and occupying the bottom of the screen.</text:span></text:p>
      <text:p text:style-name="P1"/>
      <text:p text:style-name="P1"><text:span text:style-name="T5">The user can opt out of the app anytime by clicking on the red cross marked button on the top right of the screen. </text:span></text:p>
      <text:p text:style-name="P1"/>
      <text:p text:style-name="P1"><text:span text:style-name="T6">2.1.2 HARDWARE INTERFACE REQUIREMEMTS</text:span></text:p>
      <text:p text:style-name="P1"/>
      <text:p text:style-name="P1"><text:span text:style-name="T5">The following app has being designed for android phones (android 4.1+), having front camera of atleast 2 MP. </text:span></text:p>
      <text:p text:style-name="P1"><text:span text:style-name="T5">There is as such no more hardware requirements; the real time detection is managed by the internal camera of </text:span></text:p>
      <text:p text:style-name="P1"><text:span text:style-name="T5">the smart phone whereas the static image detection is managed by the gallery in the phone.</text:span></text:p>
      <text:p text:style-name="P1"/>
      <text:p text:style-name="P1"/>
      <text:p text:style-name="P3"><text:span text:style-name="T6">2.2 SOFTWARE SYSTEM ATTRIBUTES</text:span></text:p>
      <text:p text:style-name="P1"/>
      <text:p text:style-name="P1"><text:span text:style-name="T5"><text:tab/></text:span><text:span text:style-name="T8"> <text:s/><text:tab/></text:span><text:span text:style-name="T6">2.2.1 RELIABILITY</text:span></text:p>
      <text:p text:style-name="P1"/>
      <text:p text:style-name="P1"><text:span text:style-name="T5">The following application is designed to be built and deployed on android platform, and will reliably run on</text:span></text:p>
      <text:p text:style-name="P1"><text:span text:style-name="T5">any android phone with android version above 4.1.The reliability of the app in emotion detection will depend </text:span></text:p>
      <text:p text:style-name="P1"><text:span text:style-name="T5">primarily on the vastness of the training data, a </text:span><text:soft-page-break/><text:span text:style-name="T5">requirement that needs to be taken care of on the developer</text:span></text:p>
      <text:p text:style-name="P1"><text:span text:style-name="T5">side while working on the project </text:span></text:p>
      <text:p text:style-name="P1"/>
      <text:p text:style-name="P1"/>
      <text:p text:style-name="P1"><text:span text:style-name="T5"><text:tab/><text:tab/></text:span><text:span text:style-name="T6">2.2.2 AVAILABILITY</text:span></text:p>
      <text:p text:style-name="P1"/>
      <text:p text:style-name="P1"><text:span text:style-name="T5">The application will be available for download on the google play store and will run 24*7 with or without internt connection.</text:span></text:p>
      <text:p text:style-name="P1"/>
      <text:p text:style-name="P1"><text:span text:style-name="T5"><text:tab/><text:tab/></text:span><text:span text:style-name="T6">2.2.3 SECURITY</text:span><text:span text:style-name="T5"> </text:span></text:p>
      <text:p text:style-name="P1"/>
      <text:p text:style-name="P1"><text:span text:style-name="T5">Users of the app can in no way see the emotion results of other users without their prior knowledge and permission.</text:span></text:p>
      <text:p text:style-name="P1"><text:span text:style-name="T8"><text:s/></text:span></text:p>
      <text:p text:style-name="P1"><text:span text:style-name="T5"><text:tab/></text:span></text:p>
      <text:p text:style-name="P1"><text:span text:style-name="T5"><text:tab/><text:tab/></text:span><text:span text:style-name="T6">2.2.4 MAINTAINABILITY</text:span></text:p>
      <text:p text:style-name="P1"/>
      <text:p text:style-name="P1"><text:span text:style-name="T5">Maintenance is one form of change that typically is done after the software development has been completed.</text:span></text:p>
      <text:p text:style-name="P1"><text:span text:style-name="T5">As the time changes, so do the needs. This application needs a timely updation of the expression and face</text:span></text:p>
      <text:p text:style-name="P1"><text:span text:style-name="T5">database suiting to the location where the app is intended to be used, and so the database needs to be expanded </text:span></text:p>
      <text:p text:style-name="P1"><text:span text:style-name="T5">upon every updation of the app.As an example, for the app to show best results in emotion detection, training </text:span></text:p>
      <text:p text:style-name="P1"><text:span text:style-name="T5">data comprising of faces from different parts of the world is needed, so as to facilitate better detection.</text:span></text:p>
      <text:p text:style-name="P1"><text:span text:style-name="T5">All this maintenence will be timely done on subsequent </text:span><text:soft-page-break/><text:span text:style-name="T5">updations of the app by the admin.</text:span></text:p>
      <text:p text:style-name="P1"/>
      <text:p text:style-name="P1"><text:span text:style-name="T5"><text:tab/><text:tab/></text:span><text:span text:style-name="T6">2.2.5 PORTABILITY</text:span></text:p>
      <text:p text:style-name="P1"/>
      <text:p text:style-name="P1"><text:span text:style-name="T5">Since the app is built for portable android phones, it is freely portable and needs no re-download or update if </text:span></text:p>
      <text:p text:style-name="P1"><text:span text:style-name="T5">it is to be used from some different location of the world.Also, the app can be freely transferred from one device </text:span></text:p>
      <text:p text:style-name="P1"><text:span text:style-name="T5">to another, given that the other device complies to the hardware and software requirements as specified in section___.</text:span></text:p>
      <text:p text:style-name="P1"/>
      <text:p text:style-name="P1"/>
      <text:p text:style-name="P1"/>
      <text:p text:style-name="P1"/>
      <text:p text:style-name="P4"><text:span text:style-name="T7">2.2.6 FUNCTIONAL REQUIREMENT -</text:span><text:span text:style-name="T5"> </text:span></text:p>
      <text:p text:style-name="P4"><text:span text:style-name="T5"/></text:p>
      <text:p text:style-name="P4"><text:span text:style-name="T5">FR 1 - </text:span></text:p>
      <text:p text:style-name="P4"><text:span text:style-name="T5"><text:tab/><text:tab/>TITLE : SELECTON OF MODE </text:span></text:p>
      <text:p text:style-name="P4"><text:span text:style-name="T5"><text:tab/><text:tab/>INPUT : User's choice from the given options of mode.</text:span></text:p>
      <text:p text:style-name="P4"><text:span text:style-name="T5"><text:tab/><text:tab/>OUTPUT : opening the required application. </text:span></text:p>
      <text:p text:style-name="P4"><text:span text:style-name="T5"><text:tab/><text:tab/>DESC. :There shall <text:s/>be two modes for emotion detection in this app vis. imotion detection from image or real time detection using front <text:tab/></text:span></text:p>
      <text:p text:style-name="P4"><text:span text:style-name="T5"><text:tab/><text:tab/><text:tab/> <text:s text:c="2"/>camera. The user shall be able to choose between the modes. </text:span></text:p>
      <text:p text:style-name="P4"><text:span text:style-name="T5"><text:tab/><text:tab/><text:tab/> <text:s text:c="2"/>Further navigation of the app depends on the user's choice here. </text:span></text:p>
      <text:p text:style-name="P4"><text:span text:style-name="T5"/></text:p>
      <text:p text:style-name="P4"><text:span text:style-name="T5"><text:tab/><text:tab/>RAT. : In order to provide option to choos between modes.</text:span></text:p>
      <text:p text:style-name="P4"><text:soft-page-break/><text:span text:style-name="T5"><text:tab/><text:tab/>DEP : </text:span></text:p>
      <text:p text:style-name="P4"><text:span text:style-name="T5"/></text:p>
      <text:p text:style-name="P4"><text:span text:style-name="T5">FR 2 - </text:span></text:p>
      <text:p text:style-name="P4"><text:span text:style-name="T5"/></text:p>
      <text:p text:style-name="P4"><text:span text:style-name="T5"><text:tab/><text:tab/>TITLE : IMAGE SELECTION</text:span></text:p>
      <text:p text:style-name="P4"><text:span text:style-name="T5"><text:tab/><text:tab/>INPUT : stored images</text:span></text:p>
      <text:p text:style-name="P4"><text:span text:style-name="T5"><text:tab/><text:tab/>OUTPUT : selected image</text:span></text:p>
      <text:p text:style-name="P4"><text:span text:style-name="T5"><text:tab/><text:tab/>DESC. : If the user chooses for emotion detection from an already saved image, she shall be able to select an image from those stored in the device. </text:span></text:p>
      <text:p text:style-name="P4"><text:span text:style-name="T5"><text:tab/><text:tab/>RAT : In order to facilitate image selection be the user.</text:span></text:p>
      <text:p text:style-name="P4"><text:span text:style-name="T5"><text:tab/><text:tab/>DEP : FR 1 </text:span></text:p>
      <text:p text:style-name="P4"><text:span text:style-name="T5"/></text:p>
      <text:p text:style-name="P4"><text:span text:style-name="T5">FR 3 <text:s/>- </text:span></text:p>
      <text:p text:style-name="P4"><text:span text:style-name="T5"><text:tab/><text:tab/>TITLE : Seeking confirmation for image</text:span></text:p>
      <text:p text:style-name="P4"><text:span text:style-name="T5"><text:tab/><text:tab/>INPUT : Detected face</text:span></text:p>
      <text:p text:style-name="P4"><text:span text:style-name="T5"><text:tab/><text:tab/>OUTPUT : User's decision.</text:span></text:p>
      <text:p text:style-name="P4"><text:span text:style-name="T5"><text:tab/><text:tab/>DESC : After the user selected an image from all the stored images, she shall be able to verify by looking at the detected face, whether this is the face she intend to use for analysis. </text:span></text:p>
      <text:p text:style-name="P4"><text:span text:style-name="T5"><text:tab/><text:tab/>RAT : verifying if the detected face is correct.</text:span></text:p>
      <text:p text:style-name="P4"><text:span text:style-name="T5"><text:tab/><text:tab/>DEP : FR 2 , FR 1</text:span></text:p>
      <text:p text:style-name="P4"><text:span text:style-name="T5"/></text:p>
      <text:p text:style-name="P4"><text:span text:style-name="T5">FR 4 - </text:span></text:p>
      <text:p text:style-name="P4"><text:span text:style-name="T5"><text:tab/><text:tab/>TITLE : Emotion Detection from image</text:span></text:p>
      <text:p text:style-name="P4"><text:span text:style-name="T5"><text:tab/><text:tab/>INPUT : Detected face</text:span></text:p>
      <text:p text:style-name="P4"><text:span text:style-name="T5"><text:tab/><text:tab/>OUTPUT : calculated emotion</text:span></text:p>
      <text:p text:style-name="P4"><text:span text:style-name="T5"><text:tab/><text:tab/>DESC : If the detected face is confirmed by the user, It's emotion shall be calculated and shown in decreasing order of the accuracy of the </text:span></text:p>
      <text:p text:style-name="P4"><text:soft-page-break/><text:span text:style-name="T5"><text:tab/><text:tab/><text:tab/> <text:s text:c="2"/>calculated emotion.</text:span></text:p>
      <text:p text:style-name="P4"><text:span text:style-name="T5"><text:tab/><text:tab/>RAT : Displaying the results.</text:span></text:p>
      <text:p text:style-name="P4"><text:span text:style-name="T5"><text:tab/><text:tab/>DEP : FR 3 , FR 2 , FR 1</text:span></text:p>
      <text:p text:style-name="P4"><text:span text:style-name="T5"/></text:p>
      <text:p text:style-name="P4"><text:span text:style-name="T5">FR 5 - <text:s/>TITLE : Exit option for image detection mode</text:span></text:p>
      <text:p text:style-name="P4"><text:span text:style-name="T5"><text:tab/><text:tab/>INPUT : User's choice to exit</text:span></text:p>
      <text:p text:style-name="P4"><text:span text:style-name="T5"><text:tab/><text:tab/>OUTPUT: Directing user to beginnning</text:span></text:p>
      <text:p text:style-name="P4"><text:span text:style-name="T5"><text:tab/><text:tab/>DESC: If user has seen the results, user shall be able to exit the mode. User shall be able to either change the mode or choose another in the same mode to continue emotion detection.User may even opt to leave the application.</text:span></text:p>
      <text:p text:style-name="P4"><text:span text:style-name="T5"><text:tab/><text:tab/>RAT: in order to provide usr option to exit.</text:span></text:p>
      <text:p text:style-name="P4"><text:span text:style-name="T5"><text:tab/><text:tab/>DEP : FR 1</text:span></text:p>
      <text:p text:style-name="P4"><text:span text:style-name="T5"/></text:p>
      <text:p text:style-name="P4"><text:span text:style-name="T5"/></text:p>
      <text:p text:style-name="P4"><text:span text:style-name="T5">FR 6 <text:s/>- </text:span></text:p>
      <text:p text:style-name="P4"><text:span text:style-name="T5"><text:tab/><text:tab/>TITLE : Seeking confirmation for correctness of detected face in real time</text:span></text:p>
      <text:p text:style-name="P4"><text:span text:style-name="T5"><text:tab/><text:tab/>INPUT : Detected face</text:span></text:p>
      <text:p text:style-name="P4"><text:span text:style-name="T5"><text:tab/><text:tab/>OUTPUT : User's decision.</text:span></text:p>
      <text:p text:style-name="P4"><text:span text:style-name="T5"><text:tab/><text:tab/>DESC : <text:s/>If the user chooses for real time emotion detection then she shall be able to verify if the detected faces in the recorded video from front camera is correct or not. She can proceed further if everything is correct. </text:span></text:p>
      <text:p text:style-name="P4"><text:span text:style-name="T5"><text:tab/><text:tab/>RAT : verifying if the detected face is correct.</text:span></text:p>
      <text:p text:style-name="P4"><text:span text:style-name="T5"><text:tab/><text:tab/>DEP : FR 1</text:span></text:p>
      <text:p text:style-name="P4"><text:span text:style-name="T5"/></text:p>
      <text:p text:style-name="P4"><text:span text:style-name="T5"/></text:p>
      <text:p text:style-name="P4"><text:span text:style-name="T5">FR 7 - </text:span></text:p>
      <text:p text:style-name="P4"><text:soft-page-break/><text:span text:style-name="T5"><text:tab/><text:tab/>TITLE : Real time emotion detection</text:span></text:p>
      <text:p text:style-name="P4"><text:span text:style-name="T5"><text:tab/><text:tab/>INPUT : Detected face</text:span></text:p>
      <text:p text:style-name="P4"><text:span text:style-name="T5"><text:tab/><text:tab/>OUTPUT : calculated emotion</text:span></text:p>
      <text:p text:style-name="P4"><text:span text:style-name="T5"><text:tab/><text:tab/>DESC : If the detected face is confirmed by the user, It's emotion shall be calculated and shown in decreasing order of the accuracy of the calculated emotion . If the user changes her facial expression output should change dynamically according to her expression. </text:span></text:p>
      <text:p text:style-name="P4"><text:span text:style-name="T5"><text:tab/><text:tab/>RAT : Displaying the results for real time emotion detection.</text:span></text:p>
      <text:p text:style-name="P4"><text:span text:style-name="T5"><text:tab/><text:tab/>DEP : FR 6, FR 1</text:span></text:p>
      <text:p text:style-name="P4"><text:span text:style-name="T5"/></text:p>
      <text:p text:style-name="P4"><text:span text:style-name="T5">FR 8 - <text:s/>TITLE : Exit option for real time emotion detection mode</text:span></text:p>
      <text:p text:style-name="P4"><text:span text:style-name="T5"><text:tab/><text:tab/>INPUT : User's choice to exit</text:span></text:p>
      <text:p text:style-name="P4"><text:span text:style-name="T5"><text:tab/><text:tab/>OUTPUT: Directing user to beginning</text:span></text:p>
      <text:p text:style-name="P4"><text:span text:style-name="T5"><text:tab/><text:tab/>DESC: If user has seen the results, user shall be able to exit the mode. User shall be able change the mode. User may even opt to leave the application.</text:span></text:p>
      <text:p text:style-name="P4"><text:span text:style-name="T5"><text:tab/><text:tab/>RAT: in order to provide user option to exit.</text:span></text:p>
      <text:p text:style-name="P4"><text:span text:style-name="T5"><text:tab/><text:tab/>DEP : FR 1</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oft-page-break/><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tab/><text:tab/></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2T23:03:44.176649433</dc:date>
    <meta:editing-duration>PT39S</meta:editing-duration>
    <meta:editing-cycles>1</meta:editing-cycles>
    <meta:document-statistic meta:table-count="0" meta:image-count="0" meta:object-count="0" meta:page-count="9" meta:paragraph-count="111" meta:word-count="1382" meta:character-count="7876" meta:non-whitespace-character-count="6424"/>
    <meta:generator>LibreOffice/5.1.4.2$Linux_X86_64 LibreOffice_project/10m0$Build-2</meta:generator>
  </office:meta>
</office:document-meta>
</file>